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302cm"/>
    </style:style>
    <style:style style:name="Tableau2.B" style:family="table-column">
      <style:table-column-properties style:column-width="14.711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9.287cm"/>
    </style:style>
    <style:style style:name="Tableau3.B" style:family="table-column">
      <style:table-column-properties style:column-width="3.307cm"/>
    </style:style>
    <style:style style:name="Tableau3.C" style:family="table-column">
      <style:table-column-properties style:column-width="4.419cm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3.113cm" table:align="margins"/>
    </style:style>
    <style:style style:name="Tableau4.A" style:family="table-column">
      <style:table-column-properties style:column-width="3.113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f59a0" officeooo:paragraph-rsid="000f59a0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59a0" officeooo:paragraph-rsid="000f59a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f59a0" officeooo:paragraph-rsid="000f59a0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style:text-underline-style="none" fo:font-weight="normal" officeooo:rsid="000f59a0" officeooo:paragraph-rsid="000f59a0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0f59a0" officeooo:paragraph-rsid="000f59a0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f59a0" officeooo:paragraph-rsid="000f59a0" style:font-weight-asian="bold" style:font-weight-complex="bold"/>
    </style:style>
    <style:style style:name="T1" style:family="text">
      <style:text-properties officeooo:rsid="000f59a0"/>
    </style:style>
    <style:style style:name="T2" style:family="text">
      <style:text-properties officeooo:rsid="0010c4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Délégation</text:span> sociale<text:tab/><text:tab/><text:tab/><text:tab/><text:tab/><text:tab/><text:tab/><text:tab/>Madame {NOM}</text:p>
      <text:p text:style-name="P1">Direction enfance-famille</text:p>
      <text:p text:style-name="P1"/>
      <text:p text:style-name="P1">N/Ref<text:tab/><text:tab/>: GAM</text:p>
      <text:p text:style-name="P1">Poste<text:tab/><text:tab/>: 02 32 31 50 71</text:p>
      <text:p text:style-name="P1"/>
      <text:p text:style-name="P1"/>
      <text:p text:style-name="P2">FICHE DE PRESENCE</text:p>
      <text:p text:style-name="P2"/>
      <text:p text:style-name="P3">Nom et prénom de l'enfant (obligatoire) : {ENFANT}</text:p>
      <text:p text:style-name="P3"/>
      <text:p text:style-name="P3">Mois concerné : {MONTH} {YEAR}</text:p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">Nombre de jours réels de présence dans le mois : </text:p>
          </table:table-cell>
          <table:table-cell table:style-name="Tableau3.A1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6">{JOURS}</text:p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5"/>
          </table:table-cell>
        </table:table-row>
      </table:table>
      <text:p text:style-name="P3"/>
      <text:p text:style-name="P3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7">Période à modifier</text:p>
          </table:table-cell>
          <table:table-cell table:style-name="Tableau1.B1" office:value-type="string">
            <text:p text:style-name="P7">Motif de présence ou d'absence</text:p>
          </table:table-cell>
        </table:table-row>
        <table:table-row>
          <table:table-cell table:style-name="Tableau1.A2" office:value-type="string">
            <text:p text:style-name="P6">{PERIODE_DU_1} {PERIODE_AU_1}</text:p>
          </table:table-cell>
          <table:table-cell table:style-name="Tableau1.B2" office:value-type="string">
            <text:p text:style-name="P6">{MOTIF_1}</text:p>
          </table:table-cell>
        </table:table-row>
        <table:table-row>
          <table:table-cell table:style-name="Tableau1.A2" office:value-type="string">
            <text:p text:style-name="P6">{PERIODE_DU_2} {PERIODE_AU_2}</text:p>
          </table:table-cell>
          <table:table-cell table:style-name="Tableau1.B2" office:value-type="string">
            <text:p text:style-name="P6">{MOTIF_2}</text:p>
          </table:table-cell>
        </table:table-row>
        <table:table-row>
          <table:table-cell table:style-name="Tableau1.A2" office:value-type="string">
            <text:p text:style-name="P6">{PERIODE_DU_3} {PERIODE_AU_3}</text:p>
          </table:table-cell>
          <table:table-cell table:style-name="Tableau1.B2" office:value-type="string">
            <text:p text:style-name="P6">{MOTIF_3}</text:p>
          </table:table-cell>
        </table:table-row>
        <table:table-row>
          <table:table-cell table:style-name="Tableau1.A2" office:value-type="string">
            <text:p text:style-name="P6">{PERIODE_DU_4} {PERIODE_AU_4}</text:p>
          </table:table-cell>
          <table:table-cell table:style-name="Tableau1.B2" office:value-type="string">
            <text:p text:style-name="P6">{MOTIF_4}</text:p>
          </table:table-cell>
        </table:table-row>
        <table:table-row>
          <table:table-cell table:style-name="Tableau1.A2" office:value-type="string">
            <text:p text:style-name="P6">{PERIODE_DU_5} {PERIODE_AU_5}</text:p>
          </table:table-cell>
          <table:table-cell table:style-name="Tableau1.B2" office:value-type="string">
            <text:p text:style-name="P6">{MOTIF_5}</text:p>
          </table:table-cell>
        </table:table-row>
        <table:table-row>
          <table:table-cell table:style-name="Tableau1.A2" office:value-type="string">
            <text:p text:style-name="P6">{PERIODE_DU_6} {PERIODE_AU_6}</text:p>
          </table:table-cell>
          <table:table-cell table:style-name="Tableau1.B2" office:value-type="string">
            <text:p text:style-name="P6">{MOTIF_6}</text:p>
          </table:table-cell>
        </table:table-row>
      </table:table>
      <text:p text:style-name="P3"/>
      <text:p text:style-name="P4">{LIEU}, Le {DATE}</text:p>
      <text:p text:style-name="P4"/>
      <text:p text:style-name="P4">{SIGNATURE}</text:p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NB :</text:p>
          </table:table-cell>
          <table:table-cell table:style-name="Tableau2.A1" office:value-type="string">
            <text:p text:style-name="P5">C<text:span text:style-name="T1">e récapitulatif est à envoyer à terme échu et avant le 9 du mois suivant,</text:span></text:p>
            <text:p text:style-name="P6">Envoyer un récapitulatif (par enfant) uniquement si le nombre de jours payé sur votre</text:p>
            <text:p text:style-name="P6">bulletin de salaire est erroné,</text:p>
            <text:p text:style-name="P6">toutes les modifications doivent être motivées,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M user)</meta:initial-creator>
    <meta:creation-date>2017-09-04T15:50:16.507132185</meta:creation-date>
    <dc:date>2017-09-04T16:06:07.598964837</dc:date>
    <dc:creator>OEM user)</dc:creator>
    <meta:editing-duration>PT15M52S</meta:editing-duration>
    <meta:editing-cycles>2</meta:editing-cycles>
    <meta:generator>LibreOffice/4.4.3.2$Linux_X86_64 LibreOffice_project/40m0$Build-2</meta:generator>
    <meta:document-statistic meta:table-count="4" meta:image-count="0" meta:object-count="0" meta:page-count="1" meta:paragraph-count="30" meta:word-count="115" meta:character-count="796" meta:non-whitespace-character-count="701"/>
  </office:meta>
</office:document-meta>
</file>